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ac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8.9519" calcext:value-type="float">
            <text:p>28.9519</text:p>
          </table:table-cell>
          <table:table-cell office:value-type="float" office:value="23.3847" calcext:value-type="float">
            <text:p>23.3847</text:p>
          </table:table-cell>
          <table:table-cell office:value-type="float" office:value="20.7822" calcext:value-type="float">
            <text:p>20.7822</text:p>
          </table:table-cell>
          <table:table-cell office:value-type="float" office:value="9.8623" calcext:value-type="float">
            <text:p>9.8623</text:p>
          </table:table-cell>
          <table:table-cell office:value-type="float" office:value="4.2413" calcext:value-type="float">
            <text:p>4.241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2.9361" calcext:value-type="float">
            <text:p>62.9361</text:p>
          </table:table-cell>
          <table:table-cell office:value-type="float" office:value="55.391" calcext:value-type="float">
            <text:p>55.391</text:p>
          </table:table-cell>
          <table:table-cell office:value-type="float" office:value="31.8319" calcext:value-type="float">
            <text:p>31.8319</text:p>
          </table:table-cell>
          <table:table-cell office:value-type="float" office:value="16.6169" calcext:value-type="float">
            <text:p>16.6169</text:p>
          </table:table-cell>
          <table:table-cell office:value-type="float" office:value="8.5567" calcext:value-type="float">
            <text:p>8.55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4.9934" calcext:value-type="float">
            <text:p>54.9934</text:p>
          </table:table-cell>
          <table:table-cell office:value-type="float" office:value="56.1861" calcext:value-type="float">
            <text:p>56.1861</text:p>
          </table:table-cell>
          <table:table-cell office:value-type="float" office:value="32.281" calcext:value-type="float">
            <text:p>32.281</text:p>
          </table:table-cell>
          <table:table-cell office:value-type="float" office:value="16.733" calcext:value-type="float">
            <text:p>16.733</text:p>
          </table:table-cell>
          <table:table-cell office:value-type="float" office:value="8.7497" calcext:value-type="float">
            <text:p>8.749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72.3432" calcext:value-type="float">
            <text:p>72.3432</text:p>
          </table:table-cell>
          <table:table-cell office:value-type="float" office:value="57.8737" calcext:value-type="float">
            <text:p>57.8737</text:p>
          </table:table-cell>
          <table:table-cell office:value-type="float" office:value="33.0677" calcext:value-type="float">
            <text:p>33.0677</text:p>
          </table:table-cell>
          <table:table-cell office:value-type="float" office:value="17.1453" calcext:value-type="float">
            <text:p>17.1453</text:p>
          </table:table-cell>
          <table:table-cell office:value-type="float" office:value="8.9141" calcext:value-type="float">
            <text:p>8.914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75.5173" calcext:value-type="float">
            <text:p>75.5173</text:p>
          </table:table-cell>
          <table:table-cell office:value-type="float" office:value="58.7372" calcext:value-type="float">
            <text:p>58.7372</text:p>
          </table:table-cell>
          <table:table-cell office:value-type="float" office:value="33.4314" calcext:value-type="float">
            <text:p>33.4314</text:p>
          </table:table-cell>
          <table:table-cell office:value-type="float" office:value="17.5735" calcext:value-type="float">
            <text:p>17.5735</text:p>
          </table:table-cell>
          <table:table-cell office:value-type="float" office:value="9.0212" calcext:value-type="float">
            <text:p>9.0212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77.821" calcext:value-type="float">
            <text:p>77.821</text:p>
          </table:table-cell>
          <table:table-cell office:value-type="float" office:value="59.3049" calcext:value-type="float">
            <text:p>59.3049</text:p>
          </table:table-cell>
          <table:table-cell office:value-type="float" office:value="33.6428" calcext:value-type="float">
            <text:p>33.6428</text:p>
          </table:table-cell>
          <table:table-cell office:value-type="float" office:value="17.7487" calcext:value-type="float">
            <text:p>17.7487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83.689" calcext:value-type="float">
            <text:p>83.689</text:p>
          </table:table-cell>
          <table:table-cell office:value-type="float" office:value="60.5877" calcext:value-type="float">
            <text:p>60.5877</text:p>
          </table:table-cell>
          <table:table-cell office:value-type="float" office:value="34.1367" calcext:value-type="float">
            <text:p>34.1367</text:p>
          </table:table-cell>
          <table:table-cell office:value-type="float" office:value="18.0005" calcext:value-type="float">
            <text:p>18.0005</text:p>
          </table:table-cell>
          <table:table-cell office:value-type="float" office:value="9.4343" calcext:value-type="float">
            <text:p>9.4343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88.7233" calcext:value-type="float">
            <text:p>88.7233</text:p>
          </table:table-cell>
          <table:table-cell office:value-type="float" office:value="61.5801" calcext:value-type="float">
            <text:p>61.5801</text:p>
          </table:table-cell>
          <table:table-cell office:value-type="float" office:value="34.4448" calcext:value-type="float">
            <text:p>34.4448</text:p>
          </table:table-cell>
          <table:table-cell office:value-type="float" office:value="18.1689" calcext:value-type="float">
            <text:p>18.1689</text:p>
          </table:table-cell>
          <table:table-cell office:value-type="float" office:value="9.545" calcext:value-type="float">
            <text:p>9.545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95.0029" calcext:value-type="float">
            <text:p>95.0029</text:p>
          </table:table-cell>
          <table:table-cell office:value-type="float" office:value="63.1632" calcext:value-type="float">
            <text:p>63.1632</text:p>
          </table:table-cell>
          <table:table-cell office:value-type="float" office:value="34.75" calcext:value-type="float">
            <text:p>34.75</text:p>
          </table:table-cell>
          <table:table-cell office:value-type="float" office:value="18.2942" calcext:value-type="float">
            <text:p>18.2942</text:p>
          </table:table-cell>
          <table:table-cell office:value-type="float" office:value="9.6337" calcext:value-type="float">
            <text:p>9.633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99.6314" calcext:value-type="float">
            <text:p>99.6314</text:p>
          </table:table-cell>
          <table:table-cell office:value-type="float" office:value="64.6329" calcext:value-type="float">
            <text:p>64.6329</text:p>
          </table:table-cell>
          <table:table-cell office:value-type="float" office:value="34.9077" calcext:value-type="float">
            <text:p>34.9077</text:p>
          </table:table-cell>
          <table:table-cell office:value-type="float" office:value="18.3702" calcext:value-type="float">
            <text:p>18.3702</text:p>
          </table:table-cell>
          <table:table-cell office:value-type="float" office:value="9.6853" calcext:value-type="float">
            <text:p>9.685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13.688" calcext:value-type="float">
            <text:p>113.688</text:p>
          </table:table-cell>
          <table:table-cell office:value-type="float" office:value="131.5616" calcext:value-type="float">
            <text:p>131.5616</text:p>
          </table:table-cell>
          <table:table-cell office:value-type="float" office:value="57.8905" calcext:value-type="float">
            <text:p>57.8905</text:p>
          </table:table-cell>
          <table:table-cell office:value-type="float" office:value="19.1942" calcext:value-type="float">
            <text:p>19.1942</text:p>
          </table:table-cell>
          <table:table-cell office:value-type="float" office:value="10.5532" calcext:value-type="float">
            <text:p>10.55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15.129" calcext:value-type="float">
            <text:p>15.129</text:p>
          </table:table-cell>
          <table:table-cell office:value-type="float" office:value="5.297" calcext:value-type="float">
            <text:p>5.297</text:p>
          </table:table-cell>
          <table:table-cell office:value-type="float" office:value="2.2104" calcext:value-type="float">
            <text:p>2.2104</text:p>
          </table:table-cell>
          <table:table-cell office:value-type="float" office:value="1.1882" calcext:value-type="float">
            <text:p>1.1882</text:p>
          </table:table-cell>
          <table:table-cell office:value-type="float" office:value="0.7893" calcext:value-type="float">
            <text:p>0.7893</text:p>
          </table:table-cell>
        </table:table-row>
      </table:table>
      <table:table table:name="Vue.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813" calcext:value-type="float">
            <text:p>24.2813</text:p>
          </table:table-cell>
          <table:table-cell office:value-type="float" office:value="19.1902" calcext:value-type="float">
            <text:p>19.1902</text:p>
          </table:table-cell>
          <table:table-cell office:value-type="float" office:value="13.5338" calcext:value-type="float">
            <text:p>13.5338</text:p>
          </table:table-cell>
          <table:table-cell office:value-type="float" office:value="7.5943" calcext:value-type="float">
            <text:p>7.594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4745" calcext:value-type="float">
            <text:p>60.4745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48.9094" calcext:value-type="float">
            <text:p>48.9094</text:p>
          </table:table-cell>
          <table:table-cell office:value-type="float" office:value="27.1781" calcext:value-type="float">
            <text:p>27.1781</text:p>
          </table:table-cell>
          <table:table-cell office:value-type="float" office:value="15.7355" calcext:value-type="float">
            <text:p>15.73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2768" calcext:value-type="float">
            <text:p>59.2768</text:p>
          </table:table-cell>
          <table:table-cell office:value-type="float" office:value="60.3355" calcext:value-type="float">
            <text:p>60.3355</text:p>
          </table:table-cell>
          <table:table-cell office:value-type="float" office:value="50.2285" calcext:value-type="float">
            <text:p>50.2285</text:p>
          </table:table-cell>
          <table:table-cell office:value-type="float" office:value="27.4635" calcext:value-type="float">
            <text:p>27.4635</text:p>
          </table:table-cell>
          <table:table-cell office:value-type="float" office:value="16.1998" calcext:value-type="float">
            <text:p>16.1998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1.5953" calcext:value-type="float">
            <text:p>61.5953</text:p>
          </table:table-cell>
          <table:table-cell office:value-type="float" office:value="61.1808" calcext:value-type="float">
            <text:p>61.1808</text:p>
          </table:table-cell>
          <table:table-cell office:value-type="float" office:value="51.5172" calcext:value-type="float">
            <text:p>51.5172</text:p>
          </table:table-cell>
          <table:table-cell office:value-type="float" office:value="28.3825" calcext:value-type="float">
            <text:p>28.3825</text:p>
          </table:table-cell>
          <table:table-cell office:value-type="float" office:value="16.6085" calcext:value-type="float">
            <text:p>16.6085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2511" calcext:value-type="float">
            <text:p>63.25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52.2521" calcext:value-type="float">
            <text:p>52.2521</text:p>
          </table:table-cell>
          <table:table-cell office:value-type="float" office:value="29.0867" calcext:value-type="float">
            <text:p>29.0867</text:p>
          </table:table-cell>
          <table:table-cell office:value-type="float" office:value="16.8245" calcext:value-type="float">
            <text:p>16.8245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5.9979" calcext:value-type="float">
            <text:p>65.9979</text:p>
          </table:table-cell>
          <table:table-cell office:value-type="float" office:value="62.2665" calcext:value-type="float">
            <text:p>62.2665</text:p>
          </table:table-cell>
          <table:table-cell office:value-type="float" office:value="52.7065" calcext:value-type="float">
            <text:p>52.7065</text:p>
          </table:table-cell>
          <table:table-cell office:value-type="float" office:value="29.4898" calcext:value-type="float">
            <text:p>29.4898</text:p>
          </table:table-cell>
          <table:table-cell office:value-type="float" office:value="16.9471" calcext:value-type="float">
            <text:p>16.9471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0.5766" calcext:value-type="float">
            <text:p>70.5766</text:p>
          </table:table-cell>
          <table:table-cell office:value-type="float" office:value="63.3152" calcext:value-type="float">
            <text:p>63.3152</text:p>
          </table:table-cell>
          <table:table-cell office:value-type="float" office:value="53.8735" calcext:value-type="float">
            <text:p>53.8735</text:p>
          </table:table-cell>
          <table:table-cell office:value-type="float" office:value="30.3435" calcext:value-type="float">
            <text:p>30.3435</text:p>
          </table:table-cell>
          <table:table-cell office:value-type="float" office:value="17.1984" calcext:value-type="float">
            <text:p>17.1984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3.5727" calcext:value-type="float">
            <text:p>73.5727</text:p>
          </table:table-cell>
          <table:table-cell office:value-type="float" office:value="64.8424" calcext:value-type="float">
            <text:p>64.8424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30.8814" calcext:value-type="float">
            <text:p>30.8814</text:p>
          </table:table-cell>
          <table:table-cell office:value-type="float" office:value="17.3859" calcext:value-type="float">
            <text:p>17.3859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6.9941" calcext:value-type="float">
            <text:p>76.9941</text:p>
          </table:table-cell>
          <table:table-cell office:value-type="float" office:value="74.366" calcext:value-type="float">
            <text:p>74.366</text:p>
          </table:table-cell>
          <table:table-cell office:value-type="float" office:value="55.6421" calcext:value-type="float">
            <text:p>55.6421</text:p>
          </table:table-cell>
          <table:table-cell office:value-type="float" office:value="31.347" calcext:value-type="float">
            <text:p>31.347</text:p>
          </table:table-cell>
          <table:table-cell office:value-type="float" office:value="17.563" calcext:value-type="float">
            <text:p>17.563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0.1989" calcext:value-type="float">
            <text:p>80.1989</text:p>
          </table:table-cell>
          <table:table-cell office:value-type="float" office:value="79.4976" calcext:value-type="float">
            <text:p>79.4976</text:p>
          </table:table-cell>
          <table:table-cell office:value-type="float" office:value="56.1356" calcext:value-type="float">
            <text:p>56.1356</text:p>
          </table:table-cell>
          <table:table-cell office:value-type="float" office:value="31.6196" calcext:value-type="float">
            <text:p>31.6196</text:p>
          </table:table-cell>
          <table:table-cell office:value-type="float" office:value="17.6451" calcext:value-type="float">
            <text:p>17.645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98.7069" calcext:value-type="float">
            <text:p>98.7069</text:p>
          </table:table-cell>
          <table:table-cell office:value-type="float" office:value="101.6777" calcext:value-type="float">
            <text:p>101.6777</text:p>
          </table:table-cell>
          <table:table-cell office:value-type="float" office:value="81.3273" calcext:value-type="float">
            <text:p>81.3273</text:p>
          </table:table-cell>
          <table:table-cell office:value-type="float" office:value="33.8868" calcext:value-type="float">
            <text:p>33.8868</text:p>
          </table:table-cell>
          <table:table-cell office:value-type="float" office:value="20.5132" calcext:value-type="float">
            <text:p>20.51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6.9269" calcext:value-type="float">
            <text:p>6.9269</text:p>
          </table:table-cell>
          <table:table-cell office:value-type="float" office:value="5.1959" calcext:value-type="float">
            <text:p>5.1959</text:p>
          </table:table-cell>
          <table:table-cell office:value-type="float" office:value="5.1628" calcext:value-type="float">
            <text:p>5.1628</text:p>
          </table:table-cell>
          <table:table-cell office:value-type="float" office:value="2.6786" calcext:value-type="float">
            <text:p>2.6786</text:p>
          </table:table-cell>
          <table:table-cell office:value-type="float" office:value="1.4711" calcext:value-type="float">
            <text:p>1.4711</text:p>
          </table:table-cell>
        </table:table-row>
      </table:table>
      <table:table table:name="mithril.j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6.0159" calcext:value-type="float">
            <text:p>26.0159</text:p>
          </table:table-cell>
          <table:table-cell office:value-type="float" office:value="20.4052" calcext:value-type="float">
            <text:p>20.4052</text:p>
          </table:table-cell>
          <table:table-cell office:value-type="float" office:value="23.1086" calcext:value-type="float">
            <text:p>23.1086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9.5181" calcext:value-type="float">
            <text:p>9.518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7794" calcext:value-type="float">
            <text:p>60.7794</text:p>
          </table:table-cell>
          <table:table-cell office:value-type="float" office:value="59.9438" calcext:value-type="float">
            <text:p>59.9438</text:p>
          </table:table-cell>
          <table:table-cell office:value-type="float" office:value="53.8146" calcext:value-type="float">
            <text:p>53.8146</text:p>
          </table:table-cell>
          <table:table-cell office:value-type="float" office:value="30.2822" calcext:value-type="float">
            <text:p>30.2822</text:p>
          </table:table-cell>
          <table:table-cell office:value-type="float" office:value="17.7767" calcext:value-type="float">
            <text:p>17.77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6303" calcext:value-type="float">
            <text:p>59.6303</text:p>
          </table:table-cell>
          <table:table-cell office:value-type="float" office:value="60.0673" calcext:value-type="float">
            <text:p>60.0673</text:p>
          </table:table-cell>
          <table:table-cell office:value-type="float" office:value="55.0661" calcext:value-type="float">
            <text:p>55.0661</text:p>
          </table:table-cell>
          <table:table-cell office:value-type="float" office:value="30.5092" calcext:value-type="float">
            <text:p>30.5092</text:p>
          </table:table-cell>
          <table:table-cell office:value-type="float" office:value="18.077" calcext:value-type="float">
            <text:p>18.07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9961" calcext:value-type="float">
            <text:p>62.9961</text:p>
          </table:table-cell>
          <table:table-cell office:value-type="float" office:value="62.22" calcext:value-type="float">
            <text:p>62.22</text:p>
          </table:table-cell>
          <table:table-cell office:value-type="float" office:value="56.6861" calcext:value-type="float">
            <text:p>56.6861</text:p>
          </table:table-cell>
          <table:table-cell office:value-type="float" office:value="31.7017" calcext:value-type="float">
            <text:p>31.7017</text:p>
          </table:table-cell>
          <table:table-cell office:value-type="float" office:value="18.7227" calcext:value-type="float">
            <text:p>18.7227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5.6254" calcext:value-type="float">
            <text:p>65.6254</text:p>
          </table:table-cell>
          <table:table-cell office:value-type="float" office:value="63.7064" calcext:value-type="float">
            <text:p>63.7064</text:p>
          </table:table-cell>
          <table:table-cell office:value-type="float" office:value="57.6801" calcext:value-type="float">
            <text:p>57.6801</text:p>
          </table:table-cell>
          <table:table-cell office:value-type="float" office:value="32.551" calcext:value-type="float">
            <text:p>32.551</text:p>
          </table:table-cell>
          <table:table-cell office:value-type="float" office:value="19.2886" calcext:value-type="float">
            <text:p>19.2886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7.2812" calcext:value-type="float">
            <text:p>67.2812</text:p>
          </table:table-cell>
          <table:table-cell office:value-type="float" office:value="64.587" calcext:value-type="float">
            <text:p>64.587</text:p>
          </table:table-cell>
          <table:table-cell office:value-type="float" office:value="58.3363" calcext:value-type="float">
            <text:p>58.3363</text:p>
          </table:table-cell>
          <table:table-cell office:value-type="float" office:value="32.9881" calcext:value-type="float">
            <text:p>32.9881</text:p>
          </table:table-cell>
          <table:table-cell office:value-type="float" office:value="19.5798" calcext:value-type="float">
            <text:p>19.5798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1.9476" calcext:value-type="float">
            <text:p>71.9476</text:p>
          </table:table-cell>
          <table:table-cell office:value-type="float" office:value="67.8887" calcext:value-type="float">
            <text:p>67.8887</text:p>
          </table:table-cell>
          <table:table-cell office:value-type="float" office:value="59.8337" calcext:value-type="float">
            <text:p>59.8337</text:p>
          </table:table-cell>
          <table:table-cell office:value-type="float" office:value="33.9087" calcext:value-type="float">
            <text:p>33.9087</text:p>
          </table:table-cell>
          <table:table-cell office:value-type="float" office:value="20.028" calcext:value-type="float">
            <text:p>20.02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5.959" calcext:value-type="float">
            <text:p>75.959</text:p>
          </table:table-cell>
          <table:table-cell office:value-type="float" office:value="71.5512" calcext:value-type="float">
            <text:p>71.5512</text:p>
          </table:table-cell>
          <table:table-cell office:value-type="float" office:value="60.9645" calcext:value-type="float">
            <text:p>60.9645</text:p>
          </table:table-cell>
          <table:table-cell office:value-type="float" office:value="34.4412" calcext:value-type="float">
            <text:p>34.4412</text:p>
          </table:table-cell>
          <table:table-cell office:value-type="float" office:value="20.3446" calcext:value-type="float">
            <text:p>20.3446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2.3045" calcext:value-type="float">
            <text:p>82.3045</text:p>
          </table:table-cell>
          <table:table-cell office:value-type="float" office:value="76.5814" calcext:value-type="float">
            <text:p>76.5814</text:p>
          </table:table-cell>
          <table:table-cell office:value-type="float" office:value="61.9502" calcext:value-type="float">
            <text:p>61.9502</text:p>
          </table:table-cell>
          <table:table-cell office:value-type="float" office:value="34.8505" calcext:value-type="float">
            <text:p>34.8505</text:p>
          </table:table-cell>
          <table:table-cell office:value-type="float" office:value="20.5727" calcext:value-type="float">
            <text:p>20.572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7.5657" calcext:value-type="float">
            <text:p>87.5657</text:p>
          </table:table-cell>
          <table:table-cell office:value-type="float" office:value="79.6559" calcext:value-type="float">
            <text:p>79.6559</text:p>
          </table:table-cell>
          <table:table-cell office:value-type="float" office:value="62.4649" calcext:value-type="float">
            <text:p>62.4649</text:p>
          </table:table-cell>
          <table:table-cell office:value-type="float" office:value="35.105" calcext:value-type="float">
            <text:p>35.105</text:p>
          </table:table-cell>
          <table:table-cell office:value-type="float" office:value="20.722" calcext:value-type="float">
            <text:p>20.72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3.1885" calcext:value-type="float">
            <text:p>103.1885</text:p>
          </table:table-cell>
          <table:table-cell office:value-type="float" office:value="91.2909" calcext:value-type="float">
            <text:p>91.2909</text:p>
          </table:table-cell>
          <table:table-cell office:value-type="float" office:value="121.8324" calcext:value-type="float">
            <text:p>121.8324</text:p>
          </table:table-cell>
          <table:table-cell office:value-type="float" office:value="49.2756" calcext:value-type="float">
            <text:p>49.2756</text:p>
          </table:table-cell>
          <table:table-cell office:value-type="float" office:value="21.588" calcext:value-type="float">
            <text:p>21.588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8.6522" calcext:value-type="float">
            <text:p>8.6522</text:p>
          </table:table-cell>
          <table:table-cell office:value-type="float" office:value="7.3116" calcext:value-type="float">
            <text:p>7.3116</text:p>
          </table:table-cell>
          <table:table-cell office:value-type="float" office:value="5.9809" calcext:value-type="float">
            <text:p>5.9809</text:p>
          </table:table-cell>
          <table:table-cell office:value-type="float" office:value="3.0872" calcext:value-type="float">
            <text:p>3.0872</text:p>
          </table:table-cell>
          <table:table-cell office:value-type="float" office:value="1.9701" calcext:value-type="float">
            <text:p>1.9701</text:p>
          </table:table-cell>
        </table:table-row>
      </table:table>
      <table:table table:name="AngularJ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2.2518" calcext:value-type="float">
            <text:p>32.2518</text:p>
          </table:table-cell>
          <table:table-cell office:value-type="float" office:value="23.1401" calcext:value-type="float">
            <text:p>23.1401</text:p>
          </table:table-cell>
          <table:table-cell office:value-type="float" office:value="28.3471" calcext:value-type="float">
            <text:p>28.3471</text:p>
          </table:table-cell>
          <table:table-cell office:value-type="float" office:value="21.7202" calcext:value-type="float">
            <text:p>21.7202</text:p>
          </table:table-cell>
          <table:table-cell office:value-type="float" office:value="21.879" calcext:value-type="float">
            <text:p>21.879</text:p>
          </table:table-cell>
          <table:table-cell office:value-type="float" office:value="15.8836" calcext:value-type="float">
            <text:p>15.8836</text:p>
          </table:table-cell>
          <table:table-cell office:value-type="float" office:value="12.8972" calcext:value-type="float">
            <text:p>12.8972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13.9418" calcext:value-type="float">
            <text:p>13.9418</text:p>
          </table:table-cell>
          <table:table-cell office:value-type="float" office:value="12.2266" calcext:value-type="float">
            <text:p>12.2266</text:p>
          </table:table-cell>
          <table:table-cell office:value-type="float" office:value="11.5253" calcext:value-type="float">
            <text:p>11.5253</text:p>
          </table:table-cell>
          <table:table-cell office:value-type="float" office:value="10.7533" calcext:value-type="float">
            <text:p>10.7533</text:p>
          </table:table-cell>
          <table:table-cell office:value-type="float" office:value="11.1888" calcext:value-type="float">
            <text:p>11.1888</text:p>
          </table:table-cell>
          <table:table-cell office:value-type="float" office:value="10.1081" calcext:value-type="float">
            <text:p>10.1081</text:p>
          </table:table-cell>
          <table:table-cell office:value-type="float" office:value="10.726" calcext:value-type="float">
            <text:p>10.726</text:p>
          </table:table-cell>
          <table:table-cell office:value-type="float" office:value="9.8633" calcext:value-type="float">
            <text:p>9.8633</text:p>
          </table:table-cell>
          <table:table-cell office:value-type="float" office:value="8.8891" calcext:value-type="float">
            <text:p>8.889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5918" calcext:value-type="float">
            <text:p>60.5918</text:p>
          </table:table-cell>
          <table:table-cell office:value-type="float" office:value="60.3262" calcext:value-type="float">
            <text:p>60.3262</text:p>
          </table:table-cell>
          <table:table-cell office:value-type="float" office:value="59.618" calcext:value-type="float">
            <text:p>59.618</text:p>
          </table:table-cell>
          <table:table-cell office:value-type="float" office:value="50.9316" calcext:value-type="float">
            <text:p>50.9316</text:p>
          </table:table-cell>
          <table:table-cell office:value-type="float" office:value="43.3836" calcext:value-type="float">
            <text:p>43.3836</text:p>
          </table:table-cell>
          <table:table-cell office:value-type="float" office:value="35.5747" calcext:value-type="float">
            <text:p>35.5747</text:p>
          </table:table-cell>
          <table:table-cell office:value-type="float" office:value="33.2678" calcext:value-type="float">
            <text:p>33.2678</text:p>
          </table:table-cell>
          <table:table-cell office:value-type="float" office:value="28.5164" calcext:value-type="float">
            <text:p>28.5164</text:p>
          </table:table-cell>
          <table:table-cell office:value-type="float" office:value="27.0781" calcext:value-type="float">
            <text:p>27.0781</text:p>
          </table:table-cell>
          <table:table-cell office:value-type="float" office:value="25.0763" calcext:value-type="float">
            <text:p>25.0763</text:p>
          </table:table-cell>
          <table:table-cell office:value-type="float" office:value="23.5018" calcext:value-type="float">
            <text:p>23.5018</text:p>
          </table:table-cell>
          <table:table-cell office:value-type="float" office:value="22.0219" calcext:value-type="float">
            <text:p>22.0219</text:p>
          </table:table-cell>
          <table:table-cell office:value-type="float" office:value="20.5411" calcext:value-type="float">
            <text:p>20.5411</text:p>
          </table:table-cell>
          <table:table-cell office:value-type="float" office:value="19.3482" calcext:value-type="float">
            <text:p>19.3482</text:p>
          </table:table-cell>
          <table:table-cell office:value-type="float" office:value="18.8703" calcext:value-type="float">
            <text:p>18.8703</text:p>
          </table:table-cell>
          <table:table-cell office:value-type="float" office:value="18.0055" calcext:value-type="float">
            <text:p>18.0055</text:p>
          </table:table-cell>
          <table:table-cell office:value-type="float" office:value="16.9955" calcext:value-type="float">
            <text:p>16.99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5877" calcext:value-type="float">
            <text:p>59.5877</text:p>
          </table:table-cell>
          <table:table-cell office:value-type="float" office:value="60.1757" calcext:value-type="float">
            <text:p>60.1757</text:p>
          </table:table-cell>
          <table:table-cell office:value-type="float" office:value="59.9592" calcext:value-type="float">
            <text:p>59.9592</text:p>
          </table:table-cell>
          <table:table-cell office:value-type="float" office:value="51.8376" calcext:value-type="float">
            <text:p>51.8376</text:p>
          </table:table-cell>
          <table:table-cell office:value-type="float" office:value="44.0199" calcext:value-type="float">
            <text:p>44.0199</text:p>
          </table:table-cell>
          <table:table-cell office:value-type="float" office:value="36.1024" calcext:value-type="float">
            <text:p>36.1024</text:p>
          </table:table-cell>
          <table:table-cell office:value-type="float" office:value="34.3749" calcext:value-type="float">
            <text:p>34.3749</text:p>
          </table:table-cell>
          <table:table-cell office:value-type="float" office:value="28.7919" calcext:value-type="float">
            <text:p>28.7919</text:p>
          </table:table-cell>
          <table:table-cell office:value-type="float" office:value="27.225" calcext:value-type="float">
            <text:p>27.225</text:p>
          </table:table-cell>
          <table:table-cell office:value-type="float" office:value="25.3505" calcext:value-type="float">
            <text:p>25.3505</text:p>
          </table:table-cell>
          <table:table-cell office:value-type="float" office:value="23.6843" calcext:value-type="float">
            <text:p>23.6843</text:p>
          </table:table-cell>
          <table:table-cell office:value-type="float" office:value="22.2479" calcext:value-type="float">
            <text:p>22.2479</text:p>
          </table:table-cell>
          <table:table-cell office:value-type="float" office:value="20.6556" calcext:value-type="float">
            <text:p>20.6556</text:p>
          </table:table-cell>
          <table:table-cell office:value-type="float" office:value="19.7981" calcext:value-type="float">
            <text:p>19.7981</text:p>
          </table:table-cell>
          <table:table-cell office:value-type="float" office:value="19.5557" calcext:value-type="float">
            <text:p>19.5557</text:p>
          </table:table-cell>
          <table:table-cell office:value-type="float" office:value="18.5285" calcext:value-type="float">
            <text:p>18.5285</text:p>
          </table:table-cell>
          <table:table-cell office:value-type="float" office:value="17.5319" calcext:value-type="float">
            <text:p>17.5319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1311" calcext:value-type="float">
            <text:p>62.13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60.4376" calcext:value-type="float">
            <text:p>60.4376</text:p>
          </table:table-cell>
          <table:table-cell office:value-type="float" office:value="53.2935" calcext:value-type="float">
            <text:p>53.2935</text:p>
          </table:table-cell>
          <table:table-cell office:value-type="float" office:value="45.2366" calcext:value-type="float">
            <text:p>45.2366</text:p>
          </table:table-cell>
          <table:table-cell office:value-type="float" office:value="37.553" calcext:value-type="float">
            <text:p>37.553</text:p>
          </table:table-cell>
          <table:table-cell office:value-type="float" office:value="34.9382" calcext:value-type="float">
            <text:p>34.9382</text:p>
          </table:table-cell>
          <table:table-cell office:value-type="float" office:value="29.8721" calcext:value-type="float">
            <text:p>29.8721</text:p>
          </table:table-cell>
          <table:table-cell office:value-type="float" office:value="28.5968" calcext:value-type="float">
            <text:p>28.5968</text:p>
          </table:table-cell>
          <table:table-cell office:value-type="float" office:value="26.629" calcext:value-type="float">
            <text:p>26.629</text:p>
          </table:table-cell>
          <table:table-cell office:value-type="float" office:value="24.7109" calcext:value-type="float">
            <text:p>24.7109</text:p>
          </table:table-cell>
          <table:table-cell office:value-type="float" office:value="23.4318" calcext:value-type="float">
            <text:p>23.4318</text:p>
          </table:table-cell>
          <table:table-cell office:value-type="float" office:value="21.4869" calcext:value-type="float">
            <text:p>21.4869</text:p>
          </table:table-cell>
          <table:table-cell office:value-type="float" office:value="20.2282" calcext:value-type="float">
            <text:p>20.2282</text:p>
          </table:table-cell>
          <table:table-cell office:value-type="float" office:value="19.9465" calcext:value-type="float">
            <text:p>19.9465</text:p>
          </table:table-cell>
          <table:table-cell office:value-type="float" office:value="18.8509" calcext:value-type="float">
            <text:p>18.8509</text:p>
          </table:table-cell>
          <table:table-cell office:value-type="float" office:value="17.9443" calcext:value-type="float">
            <text:p>17.9443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877" calcext:value-type="float">
            <text:p>63.7877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60.7497" calcext:value-type="float">
            <text:p>60.7497</text:p>
          </table:table-cell>
          <table:table-cell office:value-type="float" office:value="54.2241" calcext:value-type="float">
            <text:p>54.2241</text:p>
          </table:table-cell>
          <table:table-cell office:value-type="float" office:value="45.8421" calcext:value-type="float">
            <text:p>45.8421</text:p>
          </table:table-cell>
          <table:table-cell office:value-type="float" office:value="38.1913" calcext:value-type="float">
            <text:p>38.1913</text:p>
          </table:table-cell>
          <table:table-cell office:value-type="float" office:value="35.2336" calcext:value-type="float">
            <text:p>35.2336</text:p>
          </table:table-cell>
          <table:table-cell office:value-type="float" office:value="30.5979" calcext:value-type="float">
            <text:p>30.5979</text:p>
          </table:table-cell>
          <table:table-cell office:value-type="float" office:value="29.2287" calcext:value-type="float">
            <text:p>29.2287</text:p>
          </table:table-cell>
          <table:table-cell office:value-type="float" office:value="27.0541" calcext:value-type="float">
            <text:p>27.0541</text:p>
          </table:table-cell>
          <table:table-cell office:value-type="float" office:value="25.4272" calcext:value-type="float">
            <text:p>25.4272</text:p>
          </table:table-cell>
          <table:table-cell office:value-type="float" office:value="23.8158" calcext:value-type="float">
            <text:p>23.8158</text:p>
          </table:table-cell>
          <table:table-cell office:value-type="float" office:value="22.1293" calcext:value-type="float">
            <text:p>22.1293</text:p>
          </table:table-cell>
          <table:table-cell office:value-type="float" office:value="20.4956" calcext:value-type="float">
            <text:p>20.4956</text:p>
          </table:table-cell>
          <table:table-cell office:value-type="float" office:value="20.1284" calcext:value-type="float">
            <text:p>20.1284</text:p>
          </table:table-cell>
          <table:table-cell office:value-type="float" office:value="19.0266" calcext:value-type="float">
            <text:p>19.0266</text:p>
          </table:table-cell>
          <table:table-cell office:value-type="float" office:value="18.1858" calcext:value-type="float">
            <text:p>18.1858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7291" calcext:value-type="float">
            <text:p>64.7291</text:p>
          </table:table-cell>
          <table:table-cell office:value-type="float" office:value="64.1313" calcext:value-type="float">
            <text:p>64.1313</text:p>
          </table:table-cell>
          <table:table-cell office:value-type="float" office:value="61.1995" calcext:value-type="float">
            <text:p>61.1995</text:p>
          </table:table-cell>
          <table:table-cell office:value-type="float" office:value="54.8035" calcext:value-type="float">
            <text:p>54.8035</text:p>
          </table:table-cell>
          <table:table-cell office:value-type="float" office:value="46.1425" calcext:value-type="float">
            <text:p>46.1425</text:p>
          </table:table-cell>
          <table:table-cell office:value-type="float" office:value="38.5253" calcext:value-type="float">
            <text:p>38.5253</text:p>
          </table:table-cell>
          <table:table-cell office:value-type="float" office:value="35.3995" calcext:value-type="float">
            <text:p>35.3995</text:p>
          </table:table-cell>
          <table:table-cell office:value-type="float" office:value="30.9732" calcext:value-type="float">
            <text:p>30.9732</text:p>
          </table:table-cell>
          <table:table-cell office:value-type="float" office:value="29.4516" calcext:value-type="float">
            <text:p>29.4516</text:p>
          </table:table-cell>
          <table:table-cell office:value-type="float" office:value="27.245" calcext:value-type="float">
            <text:p>27.245</text:p>
          </table:table-cell>
          <table:table-cell office:value-type="float" office:value="25.6364" calcext:value-type="float">
            <text:p>25.6364</text:p>
          </table:table-cell>
          <table:table-cell office:value-type="float" office:value="23.9785" calcext:value-type="float">
            <text:p>23.9785</text:p>
          </table:table-cell>
          <table:table-cell office:value-type="float" office:value="22.314" calcext:value-type="float">
            <text:p>22.314</text:p>
          </table:table-cell>
          <table:table-cell office:value-type="float" office:value="20.6535" calcext:value-type="float">
            <text:p>20.6535</text:p>
          </table:table-cell>
          <table:table-cell office:value-type="float" office:value="20.2388" calcext:value-type="float">
            <text:p>20.2388</text:p>
          </table:table-cell>
          <table:table-cell office:value-type="float" office:value="19.1292" calcext:value-type="float">
            <text:p>19.1292</text:p>
          </table:table-cell>
          <table:table-cell office:value-type="float" office:value="18.355" calcext:value-type="float">
            <text:p>18.355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8.2967" calcext:value-type="float">
            <text:p>68.2967</text:p>
          </table:table-cell>
          <table:table-cell office:value-type="float" office:value="66.8896" calcext:value-type="float">
            <text:p>66.8896</text:p>
          </table:table-cell>
          <table:table-cell office:value-type="float" office:value="62.7156" calcext:value-type="float">
            <text:p>62.7156</text:p>
          </table:table-cell>
          <table:table-cell office:value-type="float" office:value="56.164" calcext:value-type="float">
            <text:p>56.164</text:p>
          </table:table-cell>
          <table:table-cell office:value-type="float" office:value="46.8296" calcext:value-type="float">
            <text:p>46.8296</text:p>
          </table:table-cell>
          <table:table-cell office:value-type="float" office:value="39.2912" calcext:value-type="float">
            <text:p>39.2912</text:p>
          </table:table-cell>
          <table:table-cell office:value-type="float" office:value="35.8102" calcext:value-type="float">
            <text:p>35.8102</text:p>
          </table:table-cell>
          <table:table-cell office:value-type="float" office:value="31.8066" calcext:value-type="float">
            <text:p>31.8066</text:p>
          </table:table-cell>
          <table:table-cell office:value-type="float" office:value="29.9016" calcext:value-type="float">
            <text:p>29.9016</text:p>
          </table:table-cell>
          <table:table-cell office:value-type="float" office:value="27.6388" calcext:value-type="float">
            <text:p>27.6388</text:p>
          </table:table-cell>
          <table:table-cell office:value-type="float" office:value="26.0369" calcext:value-type="float">
            <text:p>26.0369</text:p>
          </table:table-cell>
          <table:table-cell office:value-type="float" office:value="24.299" calcext:value-type="float">
            <text:p>24.299</text:p>
          </table:table-cell>
          <table:table-cell office:value-type="float" office:value="22.6979" calcext:value-type="float">
            <text:p>22.6979</text:p>
          </table:table-cell>
          <table:table-cell office:value-type="float" office:value="21.0819" calcext:value-type="float">
            <text:p>21.0819</text:p>
          </table:table-cell>
          <table:table-cell office:value-type="float" office:value="20.5036" calcext:value-type="float">
            <text:p>20.5036</text:p>
          </table:table-cell>
          <table:table-cell office:value-type="float" office:value="19.3626" calcext:value-type="float">
            <text:p>19.3626</text:p>
          </table:table-cell>
          <table:table-cell office:value-type="float" office:value="18.6727" calcext:value-type="float">
            <text:p>18.6727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2.648" calcext:value-type="float">
            <text:p>72.648</text:p>
          </table:table-cell>
          <table:table-cell office:value-type="float" office:value="71.1389" calcext:value-type="float">
            <text:p>71.1389</text:p>
          </table:table-cell>
          <table:table-cell office:value-type="float" office:value="63.9468" calcext:value-type="float">
            <text:p>63.9468</text:p>
          </table:table-cell>
          <table:table-cell office:value-type="float" office:value="57.0581" calcext:value-type="float">
            <text:p>57.0581</text:p>
          </table:table-cell>
          <table:table-cell office:value-type="float" office:value="47.4113" calcext:value-type="float">
            <text:p>47.4113</text:p>
          </table:table-cell>
          <table:table-cell office:value-type="float" office:value="39.8359" calcext:value-type="float">
            <text:p>39.8359</text:p>
          </table:table-cell>
          <table:table-cell office:value-type="float" office:value="36.062" calcext:value-type="float">
            <text:p>36.062</text:p>
          </table:table-cell>
          <table:table-cell office:value-type="float" office:value="32.2456" calcext:value-type="float">
            <text:p>32.2456</text:p>
          </table:table-cell>
          <table:table-cell office:value-type="float" office:value="30.2014" calcext:value-type="float">
            <text:p>30.2014</text:p>
          </table:table-cell>
          <table:table-cell office:value-type="float" office:value="27.9283" calcext:value-type="float">
            <text:p>27.9283</text:p>
          </table:table-cell>
          <table:table-cell office:value-type="float" office:value="26.3109" calcext:value-type="float">
            <text:p>26.3109</text:p>
          </table:table-cell>
          <table:table-cell office:value-type="float" office:value="24.5248" calcext:value-type="float">
            <text:p>24.5248</text:p>
          </table:table-cell>
          <table:table-cell office:value-type="float" office:value="22.9321" calcext:value-type="float">
            <text:p>22.9321</text:p>
          </table:table-cell>
          <table:table-cell office:value-type="float" office:value="21.3639" calcext:value-type="float">
            <text:p>21.3639</text:p>
          </table:table-cell>
          <table:table-cell office:value-type="float" office:value="20.6744" calcext:value-type="float">
            <text:p>20.6744</text:p>
          </table:table-cell>
          <table:table-cell office:value-type="float" office:value="19.5469" calcext:value-type="float">
            <text:p>19.5469</text:p>
          </table:table-cell>
          <table:table-cell office:value-type="float" office:value="18.8342" calcext:value-type="float">
            <text:p>18.8342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0.3084" calcext:value-type="float">
            <text:p>80.3084</text:p>
          </table:table-cell>
          <table:table-cell office:value-type="float" office:value="81.103" calcext:value-type="float">
            <text:p>81.103</text:p>
          </table:table-cell>
          <table:table-cell office:value-type="float" office:value="67.5995" calcext:value-type="float">
            <text:p>67.5995</text:p>
          </table:table-cell>
          <table:table-cell office:value-type="float" office:value="58.0248" calcext:value-type="float">
            <text:p>58.0248</text:p>
          </table:table-cell>
          <table:table-cell office:value-type="float" office:value="48.0169" calcext:value-type="float">
            <text:p>48.0169</text:p>
          </table:table-cell>
          <table:table-cell office:value-type="float" office:value="40.3714" calcext:value-type="float">
            <text:p>40.3714</text:p>
          </table:table-cell>
          <table:table-cell office:value-type="float" office:value="36.3465" calcext:value-type="float">
            <text:p>36.3465</text:p>
          </table:table-cell>
          <table:table-cell office:value-type="float" office:value="32.5903" calcext:value-type="float">
            <text:p>32.5903</text:p>
          </table:table-cell>
          <table:table-cell office:value-type="float" office:value="30.4609" calcext:value-type="float">
            <text:p>30.4609</text:p>
          </table:table-cell>
          <table:table-cell office:value-type="float" office:value="28.2159" calcext:value-type="float">
            <text:p>28.2159</text:p>
          </table:table-cell>
          <table:table-cell office:value-type="float" office:value="26.5442" calcext:value-type="float">
            <text:p>26.5442</text:p>
          </table:table-cell>
          <table:table-cell office:value-type="float" office:value="24.684" calcext:value-type="float">
            <text:p>24.684</text:p>
          </table:table-cell>
          <table:table-cell office:value-type="float" office:value="23.1171" calcext:value-type="float">
            <text:p>23.1171</text:p>
          </table:table-cell>
          <table:table-cell office:value-type="float" office:value="21.6029" calcext:value-type="float">
            <text:p>21.6029</text:p>
          </table:table-cell>
          <table:table-cell office:value-type="float" office:value="20.8385" calcext:value-type="float">
            <text:p>20.8385</text:p>
          </table:table-cell>
          <table:table-cell office:value-type="float" office:value="19.7091" calcext:value-type="float">
            <text:p>19.7091</text:p>
          </table:table-cell>
          <table:table-cell office:value-type="float" office:value="18.9959" calcext:value-type="float">
            <text:p>18.9959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6.7002" calcext:value-type="float">
            <text:p>86.7002</text:p>
          </table:table-cell>
          <table:table-cell office:value-type="float" office:value="86.1475" calcext:value-type="float">
            <text:p>86.1475</text:p>
          </table:table-cell>
          <table:table-cell office:value-type="float" office:value="69.5846" calcext:value-type="float">
            <text:p>69.5846</text:p>
          </table:table-cell>
          <table:table-cell office:value-type="float" office:value="58.5172" calcext:value-type="float">
            <text:p>58.5172</text:p>
          </table:table-cell>
          <table:table-cell office:value-type="float" office:value="48.4262" calcext:value-type="float">
            <text:p>48.4262</text:p>
          </table:table-cell>
          <table:table-cell office:value-type="float" office:value="40.7448" calcext:value-type="float">
            <text:p>40.7448</text:p>
          </table:table-cell>
          <table:table-cell office:value-type="float" office:value="36.5738" calcext:value-type="float">
            <text:p>36.5738</text:p>
          </table:table-cell>
          <table:table-cell office:value-type="float" office:value="32.8937" calcext:value-type="float">
            <text:p>32.8937</text:p>
          </table:table-cell>
          <table:table-cell office:value-type="float" office:value="30.6157" calcext:value-type="float">
            <text:p>30.6157</text:p>
          </table:table-cell>
          <table:table-cell office:value-type="float" office:value="28.3744" calcext:value-type="float">
            <text:p>28.3744</text:p>
          </table:table-cell>
          <table:table-cell office:value-type="float" office:value="26.6603" calcext:value-type="float">
            <text:p>26.6603</text:p>
          </table:table-cell>
          <table:table-cell office:value-type="float" office:value="24.8028" calcext:value-type="float">
            <text:p>24.8028</text:p>
          </table:table-cell>
          <table:table-cell office:value-type="float" office:value="23.2159" calcext:value-type="float">
            <text:p>23.2159</text:p>
          </table:table-cell>
          <table:table-cell office:value-type="float" office:value="21.725" calcext:value-type="float">
            <text:p>21.725</text:p>
          </table:table-cell>
          <table:table-cell office:value-type="float" office:value="20.9275" calcext:value-type="float">
            <text:p>20.9275</text:p>
          </table:table-cell>
          <table:table-cell office:value-type="float" office:value="19.7961" calcext:value-type="float">
            <text:p>19.7961</text:p>
          </table:table-cell>
          <table:table-cell office:value-type="float" office:value="19.0738" calcext:value-type="float">
            <text:p>19.073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12.5239" calcext:value-type="float">
            <text:p>112.5239</text:p>
          </table:table-cell>
          <table:table-cell office:value-type="float" office:value="105.753" calcext:value-type="float">
            <text:p>105.753</text:p>
          </table:table-cell>
          <table:table-cell office:value-type="float" office:value="115.4468" calcext:value-type="float">
            <text:p>115.4468</text:p>
          </table:table-cell>
          <table:table-cell office:value-type="float" office:value="72.5479" calcext:value-type="float">
            <text:p>72.5479</text:p>
          </table:table-cell>
          <table:table-cell office:value-type="float" office:value="54.6717" calcext:value-type="float">
            <text:p>54.6717</text:p>
          </table:table-cell>
          <table:table-cell office:value-type="float" office:value="54.6001" calcext:value-type="float">
            <text:p>54.6001</text:p>
          </table:table-cell>
          <table:table-cell office:value-type="float" office:value="42.1959" calcext:value-type="float">
            <text:p>42.1959</text:p>
          </table:table-cell>
          <table:table-cell office:value-type="float" office:value="40.9417" calcext:value-type="float">
            <text:p>40.9417</text:p>
          </table:table-cell>
          <table:table-cell office:value-type="float" office:value="39.1527" calcext:value-type="float">
            <text:p>39.1527</text:p>
          </table:table-cell>
          <table:table-cell office:value-type="float" office:value="39.8533" calcext:value-type="float">
            <text:p>39.8533</text:p>
          </table:table-cell>
          <table:table-cell office:value-type="float" office:value="32.3572" calcext:value-type="float">
            <text:p>32.3572</text:p>
          </table:table-cell>
          <table:table-cell office:value-type="float" office:value="26.3463" calcext:value-type="float">
            <text:p>26.3463</text:p>
          </table:table-cell>
          <table:table-cell office:value-type="float" office:value="27.7523" calcext:value-type="float">
            <text:p>27.7523</text:p>
          </table:table-cell>
          <table:table-cell office:value-type="float" office:value="24.5676" calcext:value-type="float">
            <text:p>24.5676</text:p>
          </table:table-cell>
          <table:table-cell office:value-type="float" office:value="23.5266" calcext:value-type="float">
            <text:p>23.5266</text:p>
          </table:table-cell>
          <table:table-cell office:value-type="float" office:value="21.9611" calcext:value-type="float">
            <text:p>21.9611</text:p>
          </table:table-cell>
          <table:table-cell office:value-type="float" office:value="19.7246" calcext:value-type="float">
            <text:p>19.7246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7.1382" calcext:value-type="float">
            <text:p>7.1382</text:p>
          </table:table-cell>
          <table:table-cell office:value-type="float" office:value="7.3281" calcext:value-type="float">
            <text:p>7.3281</text:p>
          </table:table-cell>
          <table:table-cell office:value-type="float" office:value="4.17" calcext:value-type="float">
            <text:p>4.17</text:p>
          </table:table-cell>
          <table:table-cell office:value-type="float" office:value="5.0844" calcext:value-type="float">
            <text:p>5.0844</text:p>
          </table:table-cell>
          <table:table-cell office:value-type="float" office:value="3.6078" calcext:value-type="float">
            <text:p>3.6078</text:p>
          </table:table-cell>
          <table:table-cell office:value-type="float" office:value="3.5785" calcext:value-type="float">
            <text:p>3.5785</text:p>
          </table:table-cell>
          <table:table-cell office:value-type="float" office:value="3.0683" calcext:value-type="float">
            <text:p>3.0683</text:p>
          </table:table-cell>
          <table:table-cell office:value-type="float" office:value="2.8184" calcext:value-type="float">
            <text:p>2.8184</text:p>
          </table:table-cell>
          <table:table-cell office:value-type="float" office:value="2.6217" calcext:value-type="float">
            <text:p>2.6217</text:p>
          </table:table-cell>
          <table:table-cell office:value-type="float" office:value="2.5323" calcext:value-type="float">
            <text:p>2.5323</text:p>
          </table:table-cell>
          <table:table-cell office:value-type="float" office:value="2.3192" calcext:value-type="float">
            <text:p>2.3192</text:p>
          </table:table-cell>
          <table:table-cell office:value-type="float" office:value="2.187" calcext:value-type="float">
            <text:p>2.187</text:p>
          </table:table-cell>
          <table:table-cell office:value-type="float" office:value="1.8375" calcext:value-type="float">
            <text:p>1.8375</text:p>
          </table:table-cell>
          <table:table-cell office:value-type="float" office:value="1.7282" calcext:value-type="float">
            <text:p>1.7282</text:p>
          </table:table-cell>
          <table:table-cell office:value-type="float" office:value="1.7944" calcext:value-type="float">
            <text:p>1.7944</text:p>
          </table:table-cell>
          <table:table-cell office:value-type="float" office:value="1.447" calcext:value-type="float">
            <text:p>1.447</text:p>
          </table:table-cell>
          <table:table-cell office:value-type="float" office:value="1.7335" calcext:value-type="float">
            <text:p>1.7335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50.9533" calcext:value-type="float">
            <text:p>50.9533</text:p>
          </table:table-cell>
          <table:table-cell office:value-type="float" office:value="53.7008" calcext:value-type="float">
            <text:p>53.7008</text:p>
          </table:table-cell>
          <table:table-cell office:value-type="float" office:value="17.3887" calcext:value-type="float">
            <text:p>17.3887</text:p>
          </table:table-cell>
          <table:table-cell office:value-type="float" office:value="25.8511" calcext:value-type="float">
            <text:p>25.8511</text:p>
          </table:table-cell>
          <table:table-cell office:value-type="float" office:value="13.0162" calcext:value-type="float">
            <text:p>13.0162</text:p>
          </table:table-cell>
          <table:table-cell office:value-type="float" office:value="12.8058" calcext:value-type="float">
            <text:p>12.8058</text:p>
          </table:table-cell>
          <table:table-cell office:value-type="float" office:value="9.4146" calcext:value-type="float">
            <text:p>9.4146</text:p>
          </table:table-cell>
          <table:table-cell office:value-type="float" office:value="7.9432" calcext:value-type="float">
            <text:p>7.9432</text:p>
          </table:table-cell>
          <table:table-cell office:value-type="float" office:value="6.8732" calcext:value-type="float">
            <text:p>6.8732</text:p>
          </table:table-cell>
          <table:table-cell office:value-type="float" office:value="6.4124" calcext:value-type="float">
            <text:p>6.4124</text:p>
          </table:table-cell>
          <table:table-cell office:value-type="float" office:value="5.3786" calcext:value-type="float">
            <text:p>5.3786</text:p>
          </table:table-cell>
          <table:table-cell office:value-type="float" office:value="4.7828" calcext:value-type="float">
            <text:p>4.7828</text:p>
          </table:table-cell>
          <table:table-cell office:value-type="float" office:value="3.3766" calcext:value-type="float">
            <text:p>3.3766</text:p>
          </table:table-cell>
          <table:table-cell office:value-type="float" office:value="2.9866" calcext:value-type="float">
            <text:p>2.9866</text:p>
          </table:table-cell>
          <table:table-cell office:value-type="float" office:value="3.22" calcext:value-type="float">
            <text:p>3.22</text:p>
          </table:table-cell>
          <table:table-cell office:value-type="float" office:value="2.0939" calcext:value-type="float">
            <text:p>2.0939</text:p>
          </table:table-cell>
          <table:table-cell office:value-type="float" office:value="3.0049" calcext:value-type="float">
            <text:p>3.0049</text:p>
          </table:table-cell>
        </table:table-row>
      </table:table>
      <table:table table:name="Angula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5.823" calcext:value-type="float">
            <text:p>35.823</text:p>
          </table:table-cell>
          <table:table-cell office:value-type="float" office:value="24.9327" calcext:value-type="float">
            <text:p>24.9327</text:p>
          </table:table-cell>
          <table:table-cell office:value-type="float" office:value="21.5494" calcext:value-type="float">
            <text:p>21.5494</text:p>
          </table:table-cell>
          <table:table-cell office:value-type="float" office:value="23.955" calcext:value-type="float">
            <text:p>23.955</text:p>
          </table:table-cell>
          <table:table-cell office:value-type="float" office:value="22.2802" calcext:value-type="float">
            <text:p>22.2802</text:p>
          </table:table-cell>
          <table:table-cell office:value-type="float" office:value="18.5598" calcext:value-type="float">
            <text:p>18.5598</text:p>
          </table:table-cell>
          <table:table-cell office:value-type="float" office:value="13.3774" calcext:value-type="float">
            <text:p>13.3774</text:p>
          </table:table-cell>
          <table:table-cell office:value-type="float" office:value="13.4416" calcext:value-type="float">
            <text:p>13.4416</text:p>
          </table:table-cell>
          <table:table-cell office:value-type="float" office:value="12.9958" calcext:value-type="float">
            <text:p>12.9958</text:p>
          </table:table-cell>
          <table:table-cell office:value-type="float" office:value="11.1988" calcext:value-type="float">
            <text:p>11.1988</text:p>
          </table:table-cell>
          <table:table-cell office:value-type="float" office:value="10.7087" calcext:value-type="float">
            <text:p>10.7087</text:p>
          </table:table-cell>
          <table:table-cell office:value-type="float" office:value="9.8829" calcext:value-type="float">
            <text:p>9.8829</text:p>
          </table:table-cell>
          <table:table-cell office:value-type="float" office:value="11.26" calcext:value-type="float">
            <text:p>11.26</text:p>
          </table:table-cell>
          <table:table-cell office:value-type="float" office:value="9.9182" calcext:value-type="float">
            <text:p>9.9182</text:p>
          </table:table-cell>
          <table:table-cell office:value-type="float" office:value="9.141" calcext:value-type="float">
            <text:p>9.141</text:p>
          </table:table-cell>
          <table:table-cell office:value-type="float" office:value="9.6382" calcext:value-type="float">
            <text:p>9.6382</text:p>
          </table:table-cell>
          <table:table-cell office:value-type="float" office:value="8.5746" calcext:value-type="float">
            <text:p>8.574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3994" calcext:value-type="float">
            <text:p>60.3994</text:p>
          </table:table-cell>
          <table:table-cell office:value-type="float" office:value="60.0407" calcext:value-type="float">
            <text:p>60.0407</text:p>
          </table:table-cell>
          <table:table-cell office:value-type="float" office:value="59.6922" calcext:value-type="float">
            <text:p>59.6922</text:p>
          </table:table-cell>
          <table:table-cell office:value-type="float" office:value="50.6024" calcext:value-type="float">
            <text:p>50.6024</text:p>
          </table:table-cell>
          <table:table-cell office:value-type="float" office:value="43.6921" calcext:value-type="float">
            <text:p>43.6921</text:p>
          </table:table-cell>
          <table:table-cell office:value-type="float" office:value="35.9992" calcext:value-type="float">
            <text:p>35.9992</text:p>
          </table:table-cell>
          <table:table-cell office:value-type="float" office:value="31.33" calcext:value-type="float">
            <text:p>31.33</text:p>
          </table:table-cell>
          <table:table-cell office:value-type="float" office:value="29.1274" calcext:value-type="float">
            <text:p>29.1274</text:p>
          </table:table-cell>
          <table:table-cell office:value-type="float" office:value="26.9256" calcext:value-type="float">
            <text:p>26.9256</text:p>
          </table:table-cell>
          <table:table-cell office:value-type="float" office:value="24.1682" calcext:value-type="float">
            <text:p>24.1682</text:p>
          </table:table-cell>
          <table:table-cell office:value-type="float" office:value="23.0777" calcext:value-type="float">
            <text:p>23.0777</text:p>
          </table:table-cell>
          <table:table-cell office:value-type="float" office:value="21.3871" calcext:value-type="float">
            <text:p>21.3871</text:p>
          </table:table-cell>
          <table:table-cell office:value-type="float" office:value="19.984" calcext:value-type="float">
            <text:p>19.984</text:p>
          </table:table-cell>
          <table:table-cell office:value-type="float" office:value="18.4973" calcext:value-type="float">
            <text:p>18.4973</text:p>
          </table:table-cell>
          <table:table-cell office:value-type="float" office:value="18.2625" calcext:value-type="float">
            <text:p>18.2625</text:p>
          </table:table-cell>
          <table:table-cell office:value-type="float" office:value="16.997" calcext:value-type="float">
            <text:p>16.997</text:p>
          </table:table-cell>
          <table:table-cell office:value-type="float" office:value="16.6044" calcext:value-type="float">
            <text:p>16.6044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848" calcext:value-type="float">
            <text:p>59.848</text:p>
          </table:table-cell>
          <table:table-cell office:value-type="float" office:value="60.2482" calcext:value-type="float">
            <text:p>60.2482</text:p>
          </table:table-cell>
          <table:table-cell office:value-type="float" office:value="59.9628" calcext:value-type="float">
            <text:p>59.9628</text:p>
          </table:table-cell>
          <table:table-cell office:value-type="float" office:value="51.443" calcext:value-type="float">
            <text:p>51.443</text:p>
          </table:table-cell>
          <table:table-cell office:value-type="float" office:value="44.3597" calcext:value-type="float">
            <text:p>44.3597</text:p>
          </table:table-cell>
          <table:table-cell office:value-type="float" office:value="36.543" calcext:value-type="float">
            <text:p>36.543</text:p>
          </table:table-cell>
          <table:table-cell office:value-type="float" office:value="31.6546" calcext:value-type="float">
            <text:p>31.6546</text:p>
          </table:table-cell>
          <table:table-cell office:value-type="float" office:value="29.7256" calcext:value-type="float">
            <text:p>29.7256</text:p>
          </table:table-cell>
          <table:table-cell office:value-type="float" office:value="27.4514" calcext:value-type="float">
            <text:p>27.4514</text:p>
          </table:table-cell>
          <table:table-cell office:value-type="float" office:value="24.5586" calcext:value-type="float">
            <text:p>24.5586</text:p>
          </table:table-cell>
          <table:table-cell office:value-type="float" office:value="23.225" calcext:value-type="float">
            <text:p>23.225</text:p>
          </table:table-cell>
          <table:table-cell office:value-type="float" office:value="21.5806" calcext:value-type="float">
            <text:p>21.5806</text:p>
          </table:table-cell>
          <table:table-cell office:value-type="float" office:value="20.0868" calcext:value-type="float">
            <text:p>20.0868</text:p>
          </table:table-cell>
          <table:table-cell office:value-type="float" office:value="18.3003" calcext:value-type="float">
            <text:p>18.3003</text:p>
          </table:table-cell>
          <table:table-cell office:value-type="float" office:value="19.0002" calcext:value-type="float">
            <text:p>19.0002</text:p>
          </table:table-cell>
          <table:table-cell office:value-type="float" office:value="17.1403" calcext:value-type="float">
            <text:p>17.1403</text:p>
          </table:table-cell>
          <table:table-cell office:value-type="float" office:value="17.2372" calcext:value-type="float">
            <text:p>17.2372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2355" calcext:value-type="float">
            <text:p>62.2355</text:p>
          </table:table-cell>
          <table:table-cell office:value-type="float" office:value="61.5006" calcext:value-type="float">
            <text:p>61.5006</text:p>
          </table:table-cell>
          <table:table-cell office:value-type="float" office:value="60.5767" calcext:value-type="float">
            <text:p>60.5767</text:p>
          </table:table-cell>
          <table:table-cell office:value-type="float" office:value="53.1011" calcext:value-type="float">
            <text:p>53.1011</text:p>
          </table:table-cell>
          <table:table-cell office:value-type="float" office:value="45.253" calcext:value-type="float">
            <text:p>45.253</text:p>
          </table:table-cell>
          <table:table-cell office:value-type="float" office:value="37.9737" calcext:value-type="float">
            <text:p>37.9737</text:p>
          </table:table-cell>
          <table:table-cell office:value-type="float" office:value="32.8926" calcext:value-type="float">
            <text:p>32.8926</text:p>
          </table:table-cell>
          <table:table-cell office:value-type="float" office:value="30.7135" calcext:value-type="float">
            <text:p>30.7135</text:p>
          </table:table-cell>
          <table:table-cell office:value-type="float" office:value="28.108" calcext:value-type="float">
            <text:p>28.108</text:p>
          </table:table-cell>
          <table:table-cell office:value-type="float" office:value="25.599" calcext:value-type="float">
            <text:p>25.599</text:p>
          </table:table-cell>
          <table:table-cell office:value-type="float" office:value="24.4021" calcext:value-type="float">
            <text:p>24.4021</text:p>
          </table:table-cell>
          <table:table-cell office:value-type="float" office:value="22.5953" calcext:value-type="float">
            <text:p>22.5953</text:p>
          </table:table-cell>
          <table:table-cell office:value-type="float" office:value="20.7797" calcext:value-type="float">
            <text:p>20.7797</text:p>
          </table:table-cell>
          <table:table-cell office:value-type="float" office:value="19.8708" calcext:value-type="float">
            <text:p>19.8708</text:p>
          </table:table-cell>
          <table:table-cell office:value-type="float" office:value="19.3375" calcext:value-type="float">
            <text:p>19.3375</text:p>
          </table:table-cell>
          <table:table-cell office:value-type="float" office:value="17.6604" calcext:value-type="float">
            <text:p>17.6604</text:p>
          </table:table-cell>
          <table:table-cell office:value-type="float" office:value="17.6171" calcext:value-type="float">
            <text:p>17.617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633" calcext:value-type="float">
            <text:p>63.7633</text:p>
          </table:table-cell>
          <table:table-cell office:value-type="float" office:value="62.4103" calcext:value-type="float">
            <text:p>62.4103</text:p>
          </table:table-cell>
          <table:table-cell office:value-type="float" office:value="61.0165" calcext:value-type="float">
            <text:p>61.0165</text:p>
          </table:table-cell>
          <table:table-cell office:value-type="float" office:value="54.095" calcext:value-type="float">
            <text:p>54.095</text:p>
          </table:table-cell>
          <table:table-cell office:value-type="float" office:value="45.7666" calcext:value-type="float">
            <text:p>45.7666</text:p>
          </table:table-cell>
          <table:table-cell office:value-type="float" office:value="38.6309" calcext:value-type="float">
            <text:p>38.6309</text:p>
          </table:table-cell>
          <table:table-cell office:value-type="float" office:value="33.5087" calcext:value-type="float">
            <text:p>33.5087</text:p>
          </table:table-cell>
          <table:table-cell office:value-type="float" office:value="31.1935" calcext:value-type="float">
            <text:p>31.1935</text:p>
          </table:table-cell>
          <table:table-cell office:value-type="float" office:value="28.4843" calcext:value-type="float">
            <text:p>28.4843</text:p>
          </table:table-cell>
          <table:table-cell office:value-type="float" office:value="25.9592" calcext:value-type="float">
            <text:p>25.9592</text:p>
          </table:table-cell>
          <table:table-cell office:value-type="float" office:value="24.8102" calcext:value-type="float">
            <text:p>24.8102</text:p>
          </table:table-cell>
          <table:table-cell office:value-type="float" office:value="23.0867" calcext:value-type="float">
            <text:p>23.0867</text:p>
          </table:table-cell>
          <table:table-cell office:value-type="float" office:value="21.45" calcext:value-type="float">
            <text:p>21.45</text:p>
          </table:table-cell>
          <table:table-cell office:value-type="float" office:value="20.2597" calcext:value-type="float">
            <text:p>20.2597</text:p>
          </table:table-cell>
          <table:table-cell office:value-type="float" office:value="19.5137" calcext:value-type="float">
            <text:p>19.5137</text:p>
          </table:table-cell>
          <table:table-cell office:value-type="float" office:value="18.3473" calcext:value-type="float">
            <text:p>18.3473</text:p>
          </table:table-cell>
          <table:table-cell office:value-type="float" office:value="17.8403" calcext:value-type="float">
            <text:p>17.8403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5703" calcext:value-type="float">
            <text:p>64.5703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61.5991" calcext:value-type="float">
            <text:p>61.5991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46.0723" calcext:value-type="float">
            <text:p>46.0723</text:p>
          </table:table-cell>
          <table:table-cell office:value-type="float" office:value="38.9879" calcext:value-type="float">
            <text:p>38.9879</text:p>
          </table:table-cell>
          <table:table-cell office:value-type="float" office:value="33.7861" calcext:value-type="float">
            <text:p>33.7861</text:p>
          </table:table-cell>
          <table:table-cell office:value-type="float" office:value="31.4149" calcext:value-type="float">
            <text:p>31.4149</text:p>
          </table:table-cell>
          <table:table-cell office:value-type="float" office:value="28.6944" calcext:value-type="float">
            <text:p>28.6944</text:p>
          </table:table-cell>
          <table:table-cell office:value-type="float" office:value="26.1233" calcext:value-type="float">
            <text:p>26.1233</text:p>
          </table:table-cell>
          <table:table-cell office:value-type="float" office:value="25.0138" calcext:value-type="float">
            <text:p>25.0138</text:p>
          </table:table-cell>
          <table:table-cell office:value-type="float" office:value="23.2499" calcext:value-type="float">
            <text:p>23.2499</text:p>
          </table:table-cell>
          <table:table-cell office:value-type="float" office:value="21.6469" calcext:value-type="float">
            <text:p>21.6469</text:p>
          </table:table-cell>
          <table:table-cell office:value-type="float" office:value="20.3965" calcext:value-type="float">
            <text:p>20.3965</text:p>
          </table:table-cell>
          <table:table-cell office:value-type="float" office:value="19.6078" calcext:value-type="float">
            <text:p>19.6078</text:p>
          </table:table-cell>
          <table:table-cell office:value-type="float" office:value="18.5398" calcext:value-type="float">
            <text:p>18.5398</text:p>
          </table:table-cell>
          <table:table-cell office:value-type="float" office:value="17.9966" calcext:value-type="float">
            <text:p>17.996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6.4231" calcext:value-type="float">
            <text:p>66.4231</text:p>
          </table:table-cell>
          <table:table-cell office:value-type="float" office:value="65.4322" calcext:value-type="float">
            <text:p>65.4322</text:p>
          </table:table-cell>
          <table:table-cell office:value-type="float" office:value="63.3032" calcext:value-type="float">
            <text:p>63.3032</text:p>
          </table:table-cell>
          <table:table-cell office:value-type="float" office:value="56.1577" calcext:value-type="float">
            <text:p>56.1577</text:p>
          </table:table-cell>
          <table:table-cell office:value-type="float" office:value="46.9109" calcext:value-type="float">
            <text:p>46.9109</text:p>
          </table:table-cell>
          <table:table-cell office:value-type="float" office:value="39.7472" calcext:value-type="float">
            <text:p>39.7472</text:p>
          </table:table-cell>
          <table:table-cell office:value-type="float" office:value="34.4887" calcext:value-type="float">
            <text:p>34.4887</text:p>
          </table:table-cell>
          <table:table-cell office:value-type="float" office:value="31.955" calcext:value-type="float">
            <text:p>31.955</text:p>
          </table:table-cell>
          <table:table-cell office:value-type="float" office:value="29.1639" calcext:value-type="float">
            <text:p>29.1639</text:p>
          </table:table-cell>
          <table:table-cell office:value-type="float" office:value="26.5555" calcext:value-type="float">
            <text:p>26.5555</text:p>
          </table:table-cell>
          <table:table-cell office:value-type="float" office:value="25.3762" calcext:value-type="float">
            <text:p>25.3762</text:p>
          </table:table-cell>
          <table:table-cell office:value-type="float" office:value="23.6033" calcext:value-type="float">
            <text:p>23.6033</text:p>
          </table:table-cell>
          <table:table-cell office:value-type="float" office:value="21.9964" calcext:value-type="float">
            <text:p>21.9964</text:p>
          </table:table-cell>
          <table:table-cell office:value-type="float" office:value="20.6646" calcext:value-type="float">
            <text:p>20.6646</text:p>
          </table:table-cell>
          <table:table-cell office:value-type="float" office:value="19.8444" calcext:value-type="float">
            <text:p>19.8444</text:p>
          </table:table-cell>
          <table:table-cell office:value-type="float" office:value="18.8377" calcext:value-type="float">
            <text:p>18.8377</text:p>
          </table:table-cell>
          <table:table-cell office:value-type="float" office:value="18.318" calcext:value-type="float">
            <text:p>18.31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0.0378" calcext:value-type="float">
            <text:p>70.0378</text:p>
          </table:table-cell>
          <table:table-cell office:value-type="float" office:value="68.7002" calcext:value-type="float">
            <text:p>68.7002</text:p>
          </table:table-cell>
          <table:table-cell office:value-type="float" office:value="64.6204" calcext:value-type="float">
            <text:p>64.6204</text:p>
          </table:table-cell>
          <table:table-cell office:value-type="float" office:value="57.0483" calcext:value-type="float">
            <text:p>57.0483</text:p>
          </table:table-cell>
          <table:table-cell office:value-type="float" office:value="47.4834" calcext:value-type="float">
            <text:p>47.4834</text:p>
          </table:table-cell>
          <table:table-cell office:value-type="float" office:value="40.2674" calcext:value-type="float">
            <text:p>40.2674</text:p>
          </table:table-cell>
          <table:table-cell office:value-type="float" office:value="34.9626" calcext:value-type="float">
            <text:p>34.9626</text:p>
          </table:table-cell>
          <table:table-cell office:value-type="float" office:value="32.306" calcext:value-type="float">
            <text:p>32.306</text:p>
          </table:table-cell>
          <table:table-cell office:value-type="float" office:value="29.4707" calcext:value-type="float">
            <text:p>29.4707</text:p>
          </table:table-cell>
          <table:table-cell office:value-type="float" office:value="26.8384" calcext:value-type="float">
            <text:p>26.8384</text:p>
          </table:table-cell>
          <table:table-cell office:value-type="float" office:value="25.5846" calcext:value-type="float">
            <text:p>25.5846</text:p>
          </table:table-cell>
          <table:table-cell office:value-type="float" office:value="23.8237" calcext:value-type="float">
            <text:p>23.8237</text:p>
          </table:table-cell>
          <table:table-cell office:value-type="float" office:value="22.1867" calcext:value-type="float">
            <text:p>22.1867</text:p>
          </table:table-cell>
          <table:table-cell office:value-type="float" office:value="20.8364" calcext:value-type="float">
            <text:p>20.8364</text:p>
          </table:table-cell>
          <table:table-cell office:value-type="float" office:value="20.0148" calcext:value-type="float">
            <text:p>20.0148</text:p>
          </table:table-cell>
          <table:table-cell office:value-type="float" office:value="18.997" calcext:value-type="float">
            <text:p>18.997</text:p>
          </table:table-cell>
          <table:table-cell office:value-type="float" office:value="18.5161" calcext:value-type="float">
            <text:p>18.5161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4.0576" calcext:value-type="float">
            <text:p>74.0576</text:p>
          </table:table-cell>
          <table:table-cell office:value-type="float" office:value="77.0416" calcext:value-type="float">
            <text:p>77.0416</text:p>
          </table:table-cell>
          <table:table-cell office:value-type="float" office:value="67.1456" calcext:value-type="float">
            <text:p>67.1456</text:p>
          </table:table-cell>
          <table:table-cell office:value-type="float" office:value="58.0013" calcext:value-type="float">
            <text:p>58.0013</text:p>
          </table:table-cell>
          <table:table-cell office:value-type="float" office:value="48.1371" calcext:value-type="float">
            <text:p>48.1371</text:p>
          </table:table-cell>
          <table:table-cell office:value-type="float" office:value="40.6141" calcext:value-type="float">
            <text:p>40.6141</text:p>
          </table:table-cell>
          <table:table-cell office:value-type="float" office:value="35.3582" calcext:value-type="float">
            <text:p>35.3582</text:p>
          </table:table-cell>
          <table:table-cell office:value-type="float" office:value="32.6477" calcext:value-type="float">
            <text:p>32.6477</text:p>
          </table:table-cell>
          <table:table-cell office:value-type="float" office:value="29.7992" calcext:value-type="float">
            <text:p>29.7992</text:p>
          </table:table-cell>
          <table:table-cell office:value-type="float" office:value="27.1429" calcext:value-type="float">
            <text:p>27.1429</text:p>
          </table:table-cell>
          <table:table-cell office:value-type="float" office:value="25.8104" calcext:value-type="float">
            <text:p>25.8104</text:p>
          </table:table-cell>
          <table:table-cell office:value-type="float" office:value="24.0223" calcext:value-type="float">
            <text:p>24.0223</text:p>
          </table:table-cell>
          <table:table-cell office:value-type="float" office:value="22.3619" calcext:value-type="float">
            <text:p>22.3619</text:p>
          </table:table-cell>
          <table:table-cell office:value-type="float" office:value="20.9965" calcext:value-type="float">
            <text:p>20.9965</text:p>
          </table:table-cell>
          <table:table-cell office:value-type="float" office:value="20.1853" calcext:value-type="float">
            <text:p>20.1853</text:p>
          </table:table-cell>
          <table:table-cell office:value-type="float" office:value="19.1501" calcext:value-type="float">
            <text:p>19.1501</text:p>
          </table:table-cell>
          <table:table-cell office:value-type="float" office:value="18.6386" calcext:value-type="float">
            <text:p>18.6386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77.4473" calcext:value-type="float">
            <text:p>77.4473</text:p>
          </table:table-cell>
          <table:table-cell office:value-type="float" office:value="81.2876" calcext:value-type="float">
            <text:p>81.2876</text:p>
          </table:table-cell>
          <table:table-cell office:value-type="float" office:value="68.5777" calcext:value-type="float">
            <text:p>68.5777</text:p>
          </table:table-cell>
          <table:table-cell office:value-type="float" office:value="58.4215" calcext:value-type="float">
            <text:p>58.4215</text:p>
          </table:table-cell>
          <table:table-cell office:value-type="float" office:value="48.9045" calcext:value-type="float">
            <text:p>48.9045</text:p>
          </table:table-cell>
          <table:table-cell office:value-type="float" office:value="40.823" calcext:value-type="float">
            <text:p>40.823</text:p>
          </table:table-cell>
          <table:table-cell office:value-type="float" office:value="35.657" calcext:value-type="float">
            <text:p>35.657</text:p>
          </table:table-cell>
          <table:table-cell office:value-type="float" office:value="32.924" calcext:value-type="float">
            <text:p>32.924</text:p>
          </table:table-cell>
          <table:table-cell office:value-type="float" office:value="29.9895" calcext:value-type="float">
            <text:p>29.9895</text:p>
          </table:table-cell>
          <table:table-cell office:value-type="float" office:value="27.3172" calcext:value-type="float">
            <text:p>27.3172</text:p>
          </table:table-cell>
          <table:table-cell office:value-type="float" office:value="25.9572" calcext:value-type="float">
            <text:p>25.9572</text:p>
          </table:table-cell>
          <table:table-cell office:value-type="float" office:value="24.2078" calcext:value-type="float">
            <text:p>24.2078</text:p>
          </table:table-cell>
          <table:table-cell office:value-type="float" office:value="22.4835" calcext:value-type="float">
            <text:p>22.4835</text:p>
          </table:table-cell>
          <table:table-cell office:value-type="float" office:value="21.1042" calcext:value-type="float">
            <text:p>21.1042</text:p>
          </table:table-cell>
          <table:table-cell office:value-type="float" office:value="20.2795" calcext:value-type="float">
            <text:p>20.2795</text:p>
          </table:table-cell>
          <table:table-cell office:value-type="float" office:value="19.2701" calcext:value-type="float">
            <text:p>19.2701</text:p>
          </table:table-cell>
          <table:table-cell office:value-type="float" office:value="18.7347" calcext:value-type="float">
            <text:p>18.734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94.2329" calcext:value-type="float">
            <text:p>94.2329</text:p>
          </table:table-cell>
          <table:table-cell office:value-type="float" office:value="94.4287" calcext:value-type="float">
            <text:p>94.4287</text:p>
          </table:table-cell>
          <table:table-cell office:value-type="float" office:value="84.3313" calcext:value-type="float">
            <text:p>84.3313</text:p>
          </table:table-cell>
          <table:table-cell office:value-type="float" office:value="79.1077" calcext:value-type="float">
            <text:p>79.1077</text:p>
          </table:table-cell>
          <table:table-cell office:value-type="float" office:value="76.6812" calcext:value-type="float">
            <text:p>76.6812</text:p>
          </table:table-cell>
          <table:table-cell office:value-type="float" office:value="61.0426" calcext:value-type="float">
            <text:p>61.0426</text:p>
          </table:table-cell>
          <table:table-cell office:value-type="float" office:value="43.1444" calcext:value-type="float">
            <text:p>43.1444</text:p>
          </table:table-cell>
          <table:table-cell office:value-type="float" office:value="34.6176" calcext:value-type="float">
            <text:p>34.6176</text:p>
          </table:table-cell>
          <table:table-cell office:value-type="float" office:value="34.1052" calcext:value-type="float">
            <text:p>34.1052</text:p>
          </table:table-cell>
          <table:table-cell office:value-type="float" office:value="29.3315" calcext:value-type="float">
            <text:p>29.3315</text:p>
          </table:table-cell>
          <table:table-cell office:value-type="float" office:value="33.5852" calcext:value-type="float">
            <text:p>33.5852</text:p>
          </table:table-cell>
          <table:table-cell office:value-type="float" office:value="28.845" calcext:value-type="float">
            <text:p>28.845</text:p>
          </table:table-cell>
          <table:table-cell office:value-type="float" office:value="23.3738" calcext:value-type="float">
            <text:p>23.3738</text:p>
          </table:table-cell>
          <table:table-cell office:value-type="float" office:value="22.6347" calcext:value-type="float">
            <text:p>22.6347</text:p>
          </table:table-cell>
          <table:table-cell office:value-type="float" office:value="23.5555" calcext:value-type="float">
            <text:p>23.5555</text:p>
          </table:table-cell>
          <table:table-cell office:value-type="float" office:value="22.2856" calcext:value-type="float">
            <text:p>22.2856</text:p>
          </table:table-cell>
          <table:table-cell office:value-type="float" office:value="20.4011" calcext:value-type="float">
            <text:p>20.4011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5.557" calcext:value-type="float">
            <text:p>5.557</text:p>
          </table:table-cell>
          <table:table-cell office:value-type="float" office:value="6.3691" calcext:value-type="float">
            <text:p>6.3691</text:p>
          </table:table-cell>
          <table:table-cell office:value-type="float" office:value="4.1211" calcext:value-type="float">
            <text:p>4.1211</text:p>
          </table:table-cell>
          <table:table-cell office:value-type="float" office:value="5.0946" calcext:value-type="float">
            <text:p>5.0946</text:p>
          </table:table-cell>
          <table:table-cell office:value-type="float" office:value="3.5099" calcext:value-type="float">
            <text:p>3.5099</text:p>
          </table:table-cell>
          <table:table-cell office:value-type="float" office:value="3.5984" calcext:value-type="float">
            <text:p>3.5984</text:p>
          </table:table-cell>
          <table:table-cell office:value-type="float" office:value="2.8201" calcext:value-type="float">
            <text:p>2.8201</text:p>
          </table:table-cell>
          <table:table-cell office:value-type="float" office:value="2.8032" calcext:value-type="float">
            <text:p>2.8032</text:p>
          </table:table-cell>
          <table:table-cell office:value-type="float" office:value="2.2607" calcext:value-type="float">
            <text:p>2.2607</text:p>
          </table:table-cell>
          <table:table-cell office:value-type="float" office:value="2.3287" calcext:value-type="float">
            <text:p>2.3287</text:p>
          </table:table-cell>
          <table:table-cell office:value-type="float" office:value="2.1408" calcext:value-type="float">
            <text:p>2.1408</text:p>
          </table:table-cell>
          <table:table-cell office:value-type="float" office:value="2.0341" calcext:value-type="float">
            <text:p>2.0341</text:p>
          </table:table-cell>
          <table:table-cell office:value-type="float" office:value="1.6959" calcext:value-type="float">
            <text:p>1.6959</text:p>
          </table:table-cell>
          <table:table-cell office:value-type="float" office:value="1.8333" calcext:value-type="float">
            <text:p>1.8333</text:p>
          </table:table-cell>
          <table:table-cell office:value-type="float" office:value="1.8417" calcext:value-type="float">
            <text:p>1.8417</text:p>
          </table:table-cell>
          <table:table-cell office:value-type="float" office:value="1.5722" calcext:value-type="float">
            <text:p>1.5722</text:p>
          </table:table-cell>
          <table:table-cell office:value-type="float" office:value="1.748" calcext:value-type="float">
            <text:p>1.748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30.8798" calcext:value-type="float">
            <text:p>30.8798</text:p>
          </table:table-cell>
          <table:table-cell office:value-type="float" office:value="40.5659" calcext:value-type="float">
            <text:p>40.5659</text:p>
          </table:table-cell>
          <table:table-cell office:value-type="float" office:value="16.9831" calcext:value-type="float">
            <text:p>16.9831</text:p>
          </table:table-cell>
          <table:table-cell office:value-type="float" office:value="25.955" calcext:value-type="float">
            <text:p>25.955</text:p>
          </table:table-cell>
          <table:table-cell office:value-type="float" office:value="12.3193" calcext:value-type="float">
            <text:p>12.3193</text:p>
          </table:table-cell>
          <table:table-cell office:value-type="float" office:value="12.9487" calcext:value-type="float">
            <text:p>12.9487</text:p>
          </table:table-cell>
          <table:table-cell office:value-type="float" office:value="7.9532" calcext:value-type="float">
            <text:p>7.9532</text:p>
          </table:table-cell>
          <table:table-cell office:value-type="float" office:value="7.8579" calcext:value-type="float">
            <text:p>7.8579</text:p>
          </table:table-cell>
          <table:table-cell office:value-type="float" office:value="5.1106" calcext:value-type="float">
            <text:p>5.1106</text:p>
          </table:table-cell>
          <table:table-cell office:value-type="float" office:value="5.423" calcext:value-type="float">
            <text:p>5.423</text:p>
          </table:table-cell>
          <table:table-cell office:value-type="float" office:value="4.5829" calcext:value-type="float">
            <text:p>4.5829</text:p>
          </table:table-cell>
          <table:table-cell office:value-type="float" office:value="4.1376" calcext:value-type="float">
            <text:p>4.1376</text:p>
          </table:table-cell>
          <table:table-cell office:value-type="float" office:value="2.8761" calcext:value-type="float">
            <text:p>2.8761</text:p>
          </table:table-cell>
          <table:table-cell office:value-type="float" office:value="3.361" calcext:value-type="float">
            <text:p>3.361</text:p>
          </table:table-cell>
          <table:table-cell office:value-type="float" office:value="3.3918" calcext:value-type="float">
            <text:p>3.3918</text:p>
          </table:table-cell>
          <table:table-cell office:value-type="float" office:value="2.4719" calcext:value-type="float">
            <text:p>2.4719</text:p>
          </table:table-cell>
          <table:table-cell office:value-type="float" office:value="3.0554" calcext:value-type="float">
            <text:p>3.0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5:22:22.386912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57:43.955784356</meta:creation-date>
    <dc:date>2017-11-01T15:54:12.711244436</dc:date>
    <meta:editing-duration>PT1H41M42S</meta:editing-duration>
    <meta:editing-cycles>33</meta:editing-cycles>
    <meta:generator>LibreOffice/5.1.6.2$Linux_X86_64 LibreOffice_project/10m0$Build-2</meta:generator>
    <meta:document-statistic meta:table-count="5" meta:cell-count="734" meta:object-count="0"/>
  </office:meta>
</office:document-meta>
</file>